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ackground-color="#999999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8" style:family="table-cell" style:parent-style-name="Default" style:data-style-name="N2">
      <style:table-cell-properties fo:background-color="#999999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3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4449in" svg:y="6.5386in">
            <draw:object draw:notify-on-update-of-ranges="Sheet1.C3:Sheet1.H3 Sheet1.B5:Sheet1.B5 Sheet1.C7:Sheet1.H7 Sheet1.B9:Sheet1.B9 Sheet1.C11:Sheet1.H11 Sheet1.B13:Sheet1.B13 Sheet1.C15:Sheet1.H15 Sheet1.B17:Sheet1.B17 Sheet1.C19:Sheet1.H19 Sheet1.B21:Sheet1.B21 Sheet1.C23:Sheet1.H23 Sheet1.B25:Sheet1.B25 Sheet1.C27:Sheet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53in" svg:x="1.4331in" svg:y="10.2358in">
            <draw:object draw:notify-on-update-of-ranges="Sheet1.C29:Sheet1.H29 Sheet1.B30:Sheet1.B30 Sheet1.C30:Sheet1.H30 Sheet1.B31:Sheet1.B31 Sheet1.C31:Sheet1.H31 Sheet1.B32:Sheet1.B32 Sheet1.C32:Sheet1.H32 Sheet1.B33:Sheet1.B33 Sheet1.C33:Sheet1.H33 Sheet1.B34:Sheet1.B34 Sheet1.C34:Sheet1.H34 Sheet1.B35:Sheet1.B35 Sheet1.C35:Sheet1.H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59in" svg:height="3.5555in" svg:x="9.5094in" svg:y="6.513in">
            <draw:object draw:notify-on-update-of-ranges="Sheet1.K5:Sheet1.K5 Sheet1.L7:Sheet1.Q7 Sheet1.K9:Sheet1.K9 Sheet1.L11:Sheet1.Q11 Sheet1.K13:Sheet1.K13 Sheet1.L15:Sheet1.Q15 Sheet1.K17:Sheet1.K17 Sheet1.L19:Sheet1.Q19 Sheet1.K21:Sheet1.K21 Sheet1.L23:Sheet1.Q23 Sheet1.K25:Sheet1.K25 Sheet1.L27:Sheet1.Q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3in" svg:height="3.5555in" svg:x="9.5083in" svg:y="10.2949in">
            <draw:object draw:notify-on-update-of-ranges="Sheet1.AD59:Sheet1.AD59 Sheet1.L29:Sheet1.Q29 Sheet1.K30:Sheet1.K30 Sheet1.L30:Sheet1.Q30 Sheet1.K31:Sheet1.K31 Sheet1.L31:Sheet1.Q31 Sheet1.K32:Sheet1.K32 Sheet1.L32:Sheet1.Q32 Sheet1.K33:Sheet1.K33 Sheet1.L33:Sheet1.Q33 Sheet1.K34:Sheet1.K34 Sheet1.L34:Sheet1.Q34 Sheet1.K35:Sheet1.K35 Sheet1.L35:Sheet1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ce3"/>
        <table:table-column table:style-name="co3" table:default-cell-style-name="ce10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M332T</text:p>
          </table:table-cell>
          <table:table-cell table:style-name="ce6" table:number-columns-repeated="6"/>
          <table:table-cell table:style-name="ce14"/>
          <table:table-cell/>
          <table:table-cell table:style-name="ce1" office:value-type="string" calcext:value-type="string">
            <text:p>DM542T</text:p>
          </table:table-cell>
          <table:table-cell table:style-name="ce6" table:number-columns-repeated="6"/>
          <table:table-cell table:style-name="ce1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otations p. min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table:style-name="ce2"/>
          <table:table-cell/>
          <table:table-cell table:style-name="ce2" office:value-type="string" calcext:value-type="string">
            <text:p>rotations p. min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 p. rot</text:p>
          </table:table-cell>
          <table:table-cell office:value-type="float" office:value="1243" calcext:value-type="float">
            <text:p>1243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office:value-type="float" office:value="1244" calcext:value-type="float">
            <text:p>1244</text:p>
          </table:table-cell>
          <table:table-cell office:value-type="float" office:value="1248" calcext:value-type="float">
            <text:p>1248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office:value-type="string" calcext:value-type="string">
            <text:p>steps p. rot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322" calcext:value-type="float">
            <text:p>1322</text:p>
          </table:table-cell>
          <table:table-cell office:value-type="float" office:value="1324" calcext:value-type="float">
            <text:p>1324</text:p>
          </table:table-cell>
          <table:table-cell table:number-columns-repeated="2"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1242" calcext:value-type="float">
            <text:p>1242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style-name="ce4" office:value-type="float" office:value="400" calcext:value-type="float">
            <text:p>400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1" calcext:value-type="float">
            <text:p>1321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1233" calcext:value-type="float">
            <text:p>1233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1238" calcext:value-type="float">
            <text:p>1238</text:p>
          </table:table-cell>
          <table:table-cell office:value-type="float" office:value="1236" calcext:value-type="float">
            <text:p>1236</text:p>
          </table:table-cell>
          <table:table-cell table:number-columns-repeated="3"/>
          <table:table-cell office:value-type="float" office:value="1319" calcext:value-type="float">
            <text:p>1319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office:value-type="float" office:value="1325" calcext:value-type="float">
            <text:p>1325</text:p>
          </table:table-cell>
          <table:table-cell table:number-columns-repeated="2"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C4:.C6])" office:value-type="float" office:value="1240" calcext:value-type="float">
            <text:p>1240.00</text:p>
          </table:table-cell>
          <table:table-cell table:style-name="ce8" table:formula="of:=AVERAGE([.D4:.D6])" office:value-type="float" office:value="1237.33333333333" calcext:value-type="float">
            <text:p>1237.33</text:p>
          </table:table-cell>
          <table:table-cell table:style-name="ce8" table:formula="of:=AVERAGE([.E4:.E6])" office:value-type="float" office:value="1244.66666666667" calcext:value-type="float">
            <text:p>1244.67</text:p>
          </table:table-cell>
          <table:table-cell table:style-name="ce8" table:formula="of:=AVERAGE([.F4:.F6])" office:value-type="float" office:value="1241" calcext:value-type="float">
            <text:p>1241.00</text:p>
          </table:table-cell>
          <table:table-cell table:style-name="ce8" table:formula="of:=AVERAGE([.G4:.G6])" office:value-type="float" office:value="1242.66666666667" calcext:value-type="float">
            <text:p>1242.67</text:p>
          </table:table-cell>
          <table:table-cell table:style-name="ce8" table:formula="of:=AVERAGE([.H4:.H6])" office:value-type="float" office:value="1240.66666666667" calcext:value-type="float">
            <text:p>1240.67</text:p>
          </table:table-cell>
          <table:table-cell table:style-name="ce8" table:formula="of:=AVERAGE([.C7:.H7])" office:value-type="float" office:value="1241.05555555556" calcext:value-type="float">
            <text:p>1241.06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L4:.L6])" office:value-type="float" office:value="1320.33333333333" calcext:value-type="float">
            <text:p>1320.33</text:p>
          </table:table-cell>
          <table:table-cell table:style-name="ce8" table:formula="of:=AVERAGE([.M4:.M6])" office:value-type="float" office:value="1323" calcext:value-type="float">
            <text:p>1323.00</text:p>
          </table:table-cell>
          <table:table-cell table:style-name="ce8" table:formula="of:=AVERAGE([.N4:.N6])" office:value-type="float" office:value="1322" calcext:value-type="float">
            <text:p>1322.00</text:p>
          </table:table-cell>
          <table:table-cell table:style-name="ce8" table:formula="of:=AVERAGE([.O4:.O6])" office:value-type="float" office:value="1324.33333333333" calcext:value-type="float">
            <text:p>1324.33</text:p>
          </table:table-cell>
          <table:table-cell table:style-name="ce8" table:formula="of:=AVERAGE([.P4:.P6])" office:value-type="float" office:value="1325" calcext:value-type="float">
            <text:p>1325.00</text:p>
          </table:table-cell>
          <table:table-cell table:style-name="ce8" table:formula="of:=AVERAGE([.Q4:.Q6])" office:value-type="float" office:value="1326" calcext:value-type="float">
            <text:p>1326.00</text:p>
          </table:table-cell>
          <table:table-cell table:style-name="ce8" table:formula="of:=AVERAGE([.L7:.Q7])" office:value-type="float" office:value="1323.44444444444" calcext:value-type="float">
            <text:p>1323.4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eps p. rot</text:p>
          </table:table-cell>
          <table:table-cell table:style-name="ce9" office:value-type="float" office:value="1166" calcext:value-type="float">
            <text:p>1166</text:p>
          </table:table-cell>
          <table:table-cell table:style-name="ce9" office:value-type="float" office:value="1160" calcext:value-type="float">
            <text:p>1160</text:p>
          </table:table-cell>
          <table:table-cell table:style-name="ce9" office:value-type="float" office:value="1165" calcext:value-type="float">
            <text:p>1165</text:p>
          </table:table-cell>
          <table:table-cell table:style-name="ce9" office:value-type="float" office:value="1166" calcext:value-type="float">
            <text:p>1166</text:p>
          </table:table-cell>
          <table:table-cell table:style-name="ce9" office:value-type="float" office:value="1161" calcext:value-type="float">
            <text:p>1161</text:p>
          </table:table-cell>
          <table:table-cell table:style-name="ce9" office:value-type="float" office:value="1163" calcext:value-type="float">
            <text:p>1163</text:p>
          </table:table-cell>
          <table:table-cell table:style-name="ce2"/>
          <table:table-cell/>
          <table:table-cell table:style-name="ce2" office:value-type="string" calcext:value-type="string">
            <text:p>steps p. rot</text:p>
          </table:table-cell>
          <table:table-cell office:value-type="float" office:value="1318" calcext:value-type="float">
            <text:p>1318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float" office:value="1324" calcext:value-type="float">
            <text:p>1324</text:p>
          </table:table-cell>
          <table:table-cell office:value-type="float" office:value="1326" calcext:value-type="float">
            <text:p>1326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office:value-type="float" office:value="1160" calcext:value-type="float">
            <text:p>1160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1159" calcext:value-type="float">
            <text:p>1159</text:p>
          </table:table-cell>
          <table:table-cell office:value-type="float" office:value="1161" calcext:value-type="float">
            <text:p>1161</text:p>
          </table:table-cell>
          <table:table-cell table:number-columns-repeated="2"/>
          <table:table-cell table:style-name="ce4" office:value-type="float" office:value="800" calcext:value-type="float">
            <text:p>800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1163" calcext:value-type="float">
            <text:p>1163</text:p>
          </table:table-cell>
          <table:table-cell office:value-type="float" office:value="1162" calcext:value-type="float">
            <text:p>1162</text:p>
          </table:table-cell>
          <table:table-cell office:value-type="float" office:value="1161" calcext:value-type="float">
            <text:p>1161</text:p>
          </table:table-cell>
          <table:table-cell office:value-type="float" office:value="1157" calcext:value-type="float">
            <text:p>1157</text:p>
          </table:table-cell>
          <table:table-cell office:value-type="float" office:value="1159" calcext:value-type="float">
            <text:p>1159</text:p>
          </table:table-cell>
          <table:table-cell table:number-columns-repeated="3"/>
          <table:table-cell office:value-type="float" office:value="1321" calcext:value-type="float">
            <text:p>1321</text:p>
          </table:table-cell>
          <table:table-cell office:value-type="float" office:value="1326" calcext:value-type="float">
            <text:p>1326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table:number-columns-repeated="2"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C8:.C10])" office:value-type="float" office:value="1163.66666666667" calcext:value-type="float">
            <text:p>1163.67</text:p>
          </table:table-cell>
          <table:table-cell table:style-name="ce8" table:formula="of:=AVERAGE([.D8:.D10])" office:value-type="float" office:value="1162.33333333333" calcext:value-type="float">
            <text:p>1162.33</text:p>
          </table:table-cell>
          <table:table-cell table:style-name="ce8" table:formula="of:=AVERAGE([.E8:.E10])" office:value-type="float" office:value="1163" calcext:value-type="float">
            <text:p>1163.00</text:p>
          </table:table-cell>
          <table:table-cell table:style-name="ce8" table:formula="of:=AVERAGE([.F8:.F10])" office:value-type="float" office:value="1163" calcext:value-type="float">
            <text:p>1163.00</text:p>
          </table:table-cell>
          <table:table-cell table:style-name="ce8" table:formula="of:=AVERAGE([.G8:.G10])" office:value-type="float" office:value="1159" calcext:value-type="float">
            <text:p>1159.00</text:p>
          </table:table-cell>
          <table:table-cell table:style-name="ce8" table:formula="of:=AVERAGE([.H8:.H10])" office:value-type="float" office:value="1161" calcext:value-type="float">
            <text:p>1161.00</text:p>
          </table:table-cell>
          <table:table-cell table:style-name="ce8" table:formula="of:=AVERAGE([.C11:.H11])" office:value-type="float" office:value="1162" calcext:value-type="float">
            <text:p>1162.00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L8:.L10])" office:value-type="float" office:value="1319.33333333333" calcext:value-type="float">
            <text:p>1319.33</text:p>
          </table:table-cell>
          <table:table-cell table:style-name="ce8" table:formula="of:=AVERAGE([.M8:.M10])" office:value-type="float" office:value="1324.33333333333" calcext:value-type="float">
            <text:p>1324.33</text:p>
          </table:table-cell>
          <table:table-cell table:style-name="ce8" table:formula="of:=AVERAGE([.N8:.N10])" office:value-type="float" office:value="1323.66666666667" calcext:value-type="float">
            <text:p>1323.67</text:p>
          </table:table-cell>
          <table:table-cell table:style-name="ce8" table:formula="of:=AVERAGE([.O8:.O10])" office:value-type="float" office:value="1323.66666666667" calcext:value-type="float">
            <text:p>1323.67</text:p>
          </table:table-cell>
          <table:table-cell table:style-name="ce8" table:formula="of:=AVERAGE([.P8:.P10])" office:value-type="float" office:value="1324" calcext:value-type="float">
            <text:p>1324.00</text:p>
          </table:table-cell>
          <table:table-cell table:style-name="ce8" table:formula="of:=AVERAGE([.Q8:.Q10])" office:value-type="float" office:value="1325" calcext:value-type="float">
            <text:p>1325.00</text:p>
          </table:table-cell>
          <table:table-cell table:style-name="ce8" table:formula="of:=AVERAGE([.L11:.Q11])" office:value-type="float" office:value="1323.33333333333" calcext:value-type="float">
            <text:p>1323.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eps p. rot</text:p>
          </table:table-cell>
          <table:table-cell table:style-name="ce9" office:value-type="float" office:value="1140" calcext:value-type="float">
            <text:p>1140</text:p>
          </table:table-cell>
          <table:table-cell table:style-name="ce9" office:value-type="float" office:value="1152" calcext:value-type="float">
            <text:p>1152</text:p>
          </table:table-cell>
          <table:table-cell table:style-name="ce9" office:value-type="float" office:value="1158" calcext:value-type="float">
            <text:p>1158</text:p>
          </table:table-cell>
          <table:table-cell table:style-name="ce9" office:value-type="float" office:value="1159" calcext:value-type="float">
            <text:p>1159</text:p>
          </table:table-cell>
          <table:table-cell table:style-name="ce9" office:value-type="float" office:value="1143" calcext:value-type="float">
            <text:p>1143</text:p>
          </table:table-cell>
          <table:table-cell table:style-name="ce9" office:value-type="float" office:value="1144" calcext:value-type="float">
            <text:p>1144</text:p>
          </table:table-cell>
          <table:table-cell table:style-name="ce2"/>
          <table:table-cell/>
          <table:table-cell table:style-name="ce2" office:value-type="string" calcext:value-type="string">
            <text:p>steps p. rot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float" office:value="1321" calcext:value-type="float">
            <text:p>1321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4" office:value-type="float" office:value="1600" calcext:value-type="float">
            <text:p>1600</text:p>
          </table:table-cell>
          <table:table-cell office:value-type="float" office:value="1157" calcext:value-type="float">
            <text:p>1157</text:p>
          </table:table-cell>
          <table:table-cell office:value-type="float" office:value="1156" calcext:value-type="float">
            <text:p>1156</text:p>
          </table:table-cell>
          <table:table-cell office:value-type="float" office:value="1161" calcext:value-type="float">
            <text:p>1161</text:p>
          </table:table-cell>
          <table:table-cell office:value-type="float" office:value="1153" calcext:value-type="float">
            <text:p>1153</text:p>
          </table:table-cell>
          <table:table-cell office:value-type="float" office:value="1139" calcext:value-type="float">
            <text:p>1139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style-name="ce4" office:value-type="float" office:value="1600" calcext:value-type="float">
            <text:p>1600</text:p>
          </table:table-cell>
          <table:table-cell table:number-columns-repeated="2" office:value-type="float" office:value="1319" calcext:value-type="float">
            <text:p>1319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1" calcext:value-type="float">
            <text:p>1141</text:p>
          </table:table-cell>
          <table:table-cell office:value-type="float" office:value="1154" calcext:value-type="float">
            <text:p>1154</text:p>
          </table:table-cell>
          <table:table-cell office:value-type="float" office:value="1159" calcext:value-type="float">
            <text:p>1159</text:p>
          </table:table-cell>
          <table:table-cell office:value-type="float" office:value="1154" calcext:value-type="float">
            <text:p>1154</text:p>
          </table:table-cell>
          <table:table-cell office:value-type="float" office:value="1150" calcext:value-type="float">
            <text:p>1150</text:p>
          </table:table-cell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C12:.C14])" office:value-type="float" office:value="1146" calcext:value-type="float">
            <text:p>1146.00</text:p>
          </table:table-cell>
          <table:table-cell table:style-name="ce8" table:formula="of:=AVERAGE([.D12:.D14])" office:value-type="float" office:value="1154" calcext:value-type="float">
            <text:p>1154.00</text:p>
          </table:table-cell>
          <table:table-cell table:style-name="ce8" table:formula="of:=AVERAGE([.E12:.E14])" office:value-type="float" office:value="1159.33333333333" calcext:value-type="float">
            <text:p>1159.33</text:p>
          </table:table-cell>
          <table:table-cell table:style-name="ce8" table:formula="of:=AVERAGE([.F12:.F14])" office:value-type="float" office:value="1155.33333333333" calcext:value-type="float">
            <text:p>1155.33</text:p>
          </table:table-cell>
          <table:table-cell table:style-name="ce8" table:formula="of:=AVERAGE([.G12:.G14])" office:value-type="float" office:value="1144" calcext:value-type="float">
            <text:p>1144.00</text:p>
          </table:table-cell>
          <table:table-cell table:style-name="ce8" table:formula="of:=AVERAGE([.H12:.H14])" office:value-type="float" office:value="1138.33333333333" calcext:value-type="float">
            <text:p>1138.33</text:p>
          </table:table-cell>
          <table:table-cell table:style-name="ce8" table:formula="of:=AVERAGE([.C15:.H15])" office:value-type="float" office:value="1149.5" calcext:value-type="float">
            <text:p>1149.50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L12:.L14])" office:value-type="float" office:value="1318" calcext:value-type="float">
            <text:p>1318.00</text:p>
          </table:table-cell>
          <table:table-cell table:style-name="ce8" table:formula="of:=AVERAGE([.M12:.M14])" office:value-type="float" office:value="1318.66666666667" calcext:value-type="float">
            <text:p>1318.67</text:p>
          </table:table-cell>
          <table:table-cell table:style-name="ce8" table:formula="of:=AVERAGE([.N12:.N14])" office:value-type="float" office:value="1322.66666666667" calcext:value-type="float">
            <text:p>1322.67</text:p>
          </table:table-cell>
          <table:table-cell table:style-name="ce8" table:formula="of:=AVERAGE([.O12:.O14])" office:value-type="float" office:value="1323.33333333333" calcext:value-type="float">
            <text:p>1323.33</text:p>
          </table:table-cell>
          <table:table-cell table:style-name="ce8" table:formula="of:=AVERAGE([.P12:.P14])" office:value-type="float" office:value="1324.33333333333" calcext:value-type="float">
            <text:p>1324.33</text:p>
          </table:table-cell>
          <table:table-cell table:style-name="ce8" table:formula="of:=AVERAGE([.Q12:.Q14])" office:value-type="float" office:value="1323.66666666667" calcext:value-type="float">
            <text:p>1323.67</text:p>
          </table:table-cell>
          <table:table-cell table:style-name="ce8" table:formula="of:=AVERAGE([.L15:.Q15])" office:value-type="float" office:value="1321.77777777778" calcext:value-type="float">
            <text:p>1321.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eps p. rot</text:p>
          </table:table-cell>
          <table:table-cell table:style-name="ce9" office:value-type="float" office:value="1231" calcext:value-type="float">
            <text:p>1231</text:p>
          </table:table-cell>
          <table:table-cell table:style-name="ce9" office:value-type="float" office:value="1234" calcext:value-type="float">
            <text:p>1234</text:p>
          </table:table-cell>
          <table:table-cell table:style-name="ce9" office:value-type="float" office:value="1232" calcext:value-type="float">
            <text:p>1232</text:p>
          </table:table-cell>
          <table:table-cell table:style-name="ce9" office:value-type="float" office:value="1209" calcext:value-type="float">
            <text:p>1209</text:p>
          </table:table-cell>
          <table:table-cell table:style-name="ce9" office:value-type="float" office:value="1230" calcext:value-type="float">
            <text:p>1230</text:p>
          </table:table-cell>
          <table:table-cell table:style-name="ce9" office:value-type="float" office:value="1228" calcext:value-type="float">
            <text:p>1228</text:p>
          </table:table-cell>
          <table:table-cell table:style-name="ce2"/>
          <table:table-cell/>
          <table:table-cell table:style-name="ce2" office:value-type="string" calcext:value-type="string">
            <text:p>steps p. rot</text:p>
          </table:table-cell>
          <table:table-cell table:number-columns-repeated="3" office:value-type="float" office:value="1220" calcext:value-type="float">
            <text:p>1220</text:p>
          </table:table-cell>
          <table:table-cell office:value-type="float" office:value="1219" calcext:value-type="float">
            <text:p>1219</text:p>
          </table:table-cell>
          <table:table-cell office:value-type="float" office:value="1201" calcext:value-type="float">
            <text:p>1201</text:p>
          </table:table-cell>
          <table:table-cell office:value-type="float" office:value="1216" calcext:value-type="float">
            <text:p>1216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4" office:value-type="float" office:value="3200" calcext:value-type="float">
            <text:p>3200</text:p>
          </table:table-cell>
          <table:table-cell office:value-type="float" office:value="1229" calcext:value-type="float">
            <text:p>1229</text:p>
          </table:table-cell>
          <table:table-cell office:value-type="float" office:value="1233" calcext:value-type="float">
            <text:p>1233</text:p>
          </table:table-cell>
          <table:table-cell office:value-type="float" office:value="1215" calcext:value-type="float">
            <text:p>1215</text:p>
          </table:table-cell>
          <table:table-cell office:value-type="float" office:value="1231" calcext:value-type="float">
            <text:p>1231</text:p>
          </table:table-cell>
          <table:table-cell office:value-type="float" office:value="1211" calcext:value-type="float">
            <text:p>1211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table:style-name="ce4" office:value-type="float" office:value="3200" calcext:value-type="float">
            <text:p>3200</text:p>
          </table:table-cell>
          <table:table-cell office:value-type="float" office:value="1219" calcext:value-type="float">
            <text:p>1219</text:p>
          </table:table-cell>
          <table:table-cell office:value-type="float" office:value="1221" calcext:value-type="float">
            <text:p>1221</text:p>
          </table:table-cell>
          <table:table-cell office:value-type="float" office:value="1219" calcext:value-type="float">
            <text:p>1219</text:p>
          </table:table-cell>
          <table:table-cell office:value-type="float" office:value="1218" calcext:value-type="float">
            <text:p>1218</text:p>
          </table:table-cell>
          <table:table-cell office:value-type="float" office:value="1215" calcext:value-type="float">
            <text:p>1215</text:p>
          </table:table-cell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234" calcext:value-type="float">
            <text:p>1234</text:p>
          </table:table-cell>
          <table:table-cell office:value-type="float" office:value="1231" calcext:value-type="float">
            <text:p>1231</text:p>
          </table:table-cell>
          <table:table-cell office:value-type="float" office:value="1225" calcext:value-type="float">
            <text:p>1225</text:p>
          </table:table-cell>
          <table:table-cell office:value-type="float" office:value="1229" calcext:value-type="float">
            <text:p>1229</text:p>
          </table:table-cell>
          <table:table-cell office:value-type="float" office:value="1227" calcext:value-type="float">
            <text:p>1227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number-columns-repeated="2"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float" office:value="1198" calcext:value-type="float">
            <text:p>1198</text:p>
          </table:table-cell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C16:.C18])" office:value-type="float" office:value="1232" calcext:value-type="float">
            <text:p>1232.00</text:p>
          </table:table-cell>
          <table:table-cell table:style-name="ce8" table:formula="of:=AVERAGE([.D16:.D18])" office:value-type="float" office:value="1233.66666666667" calcext:value-type="float">
            <text:p>1233.67</text:p>
          </table:table-cell>
          <table:table-cell table:style-name="ce8" table:formula="of:=AVERAGE([.E16:.E18])" office:value-type="float" office:value="1226" calcext:value-type="float">
            <text:p>1226.00</text:p>
          </table:table-cell>
          <table:table-cell table:style-name="ce8" table:formula="of:=AVERAGE([.F16:.F18])" office:value-type="float" office:value="1221.66666666667" calcext:value-type="float">
            <text:p>1221.67</text:p>
          </table:table-cell>
          <table:table-cell table:style-name="ce8" table:formula="of:=AVERAGE([.G16:.G18])" office:value-type="float" office:value="1223.33333333333" calcext:value-type="float">
            <text:p>1223.33</text:p>
          </table:table-cell>
          <table:table-cell table:style-name="ce8" table:formula="of:=AVERAGE([.H16:.H18])" office:value-type="float" office:value="1226.66666666667" calcext:value-type="float">
            <text:p>1226.67</text:p>
          </table:table-cell>
          <table:table-cell table:style-name="ce8" table:formula="of:=AVERAGE([.C19:.H19])" office:value-type="float" office:value="1227.22222222222" calcext:value-type="float">
            <text:p>1227.22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L16:.L18])" office:value-type="float" office:value="1219" calcext:value-type="float">
            <text:p>1219.00</text:p>
          </table:table-cell>
          <table:table-cell table:style-name="ce8" table:formula="of:=AVERAGE([.M16:.M18])" office:value-type="float" office:value="1220" calcext:value-type="float">
            <text:p>1220.00</text:p>
          </table:table-cell>
          <table:table-cell table:style-name="ce8" table:formula="of:=AVERAGE([.N16:.N18])" office:value-type="float" office:value="1219.33333333333" calcext:value-type="float">
            <text:p>1219.33</text:p>
          </table:table-cell>
          <table:table-cell table:style-name="ce8" table:formula="of:=AVERAGE([.O16:.O18])" office:value-type="float" office:value="1219" calcext:value-type="float">
            <text:p>1219.00</text:p>
          </table:table-cell>
          <table:table-cell table:style-name="ce8" table:formula="of:=AVERAGE([.P16:.P18])" office:value-type="float" office:value="1204.66666666667" calcext:value-type="float">
            <text:p>1204.67</text:p>
          </table:table-cell>
          <table:table-cell table:style-name="ce8" table:formula="of:=AVERAGE([.Q16:.Q18])" office:value-type="float" office:value="1217" calcext:value-type="float">
            <text:p>1217.00</text:p>
          </table:table-cell>
          <table:table-cell table:style-name="ce8" table:formula="of:=AVERAGE([.L19:.Q19])" office:value-type="float" office:value="1216.5" calcext:value-type="float">
            <text:p>1216.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eps p. rot</text:p>
          </table:table-cell>
          <table:table-cell table:style-name="ce9" office:value-type="float" office:value="1055" calcext:value-type="float">
            <text:p>1055</text:p>
          </table:table-cell>
          <table:table-cell table:number-columns-repeated="2" table:style-name="ce9" office:value-type="float" office:value="1050" calcext:value-type="float">
            <text:p>1050</text:p>
          </table:table-cell>
          <table:table-cell table:style-name="ce9" office:value-type="float" office:value="1062" calcext:value-type="float">
            <text:p>1062</text:p>
          </table:table-cell>
          <table:table-cell table:number-columns-repeated="2" table:style-name="ce9" office:value-type="float" office:value="1047" calcext:value-type="float">
            <text:p>1047</text:p>
          </table:table-cell>
          <table:table-cell table:style-name="ce2"/>
          <table:table-cell/>
          <table:table-cell table:style-name="ce2" office:value-type="string" calcext:value-type="string">
            <text:p>steps p. rot</text:p>
          </table:table-cell>
          <table:table-cell office:value-type="float" office:value="1073" calcext:value-type="float">
            <text:p>1073</text:p>
          </table:table-cell>
          <table:table-cell office:value-type="float" office:value="1079" calcext:value-type="float">
            <text:p>1079</text:p>
          </table:table-cell>
          <table:table-cell office:value-type="float" office:value="1062" calcext:value-type="float">
            <text:p>1062</text:p>
          </table:table-cell>
          <table:table-cell office:value-type="float" office:value="1060" calcext:value-type="float">
            <text:p>1060</text:p>
          </table:table-cell>
          <table:table-cell office:value-type="float" office:value="1067" calcext:value-type="float">
            <text:p>1067</text:p>
          </table:table-cell>
          <table:table-cell office:value-type="float" office:value="1059" calcext:value-type="float">
            <text:p>1059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4" office:value-type="float" office:value="6400" calcext:value-type="float">
            <text:p>6400</text:p>
          </table:table-cell>
          <table:table-cell office:value-type="float" office:value="1069" calcext:value-type="float">
            <text:p>1069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58" calcext:value-type="float">
            <text:p>1058</text:p>
          </table:table-cell>
          <table:table-cell office:value-type="float" office:value="1045" calcext:value-type="float">
            <text:p>1045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table:style-name="ce4" office:value-type="float" office:value="6400" calcext:value-type="float">
            <text:p>6400</text:p>
          </table:table-cell>
          <table:table-cell office:value-type="float" office:value="1083" calcext:value-type="float">
            <text:p>1083</text:p>
          </table:table-cell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  <table:table-cell office:value-type="float" office:value="1057" calcext:value-type="float">
            <text:p>1057</text:p>
          </table:table-cell>
          <table:table-cell office:value-type="float" office:value="1055" calcext:value-type="float">
            <text:p>1055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1061" calcext:value-type="float">
            <text:p>1061</text:p>
          </table:table-cell>
          <table:table-cell office:value-type="float" office:value="1053" calcext:value-type="float">
            <text:p>1053</text:p>
          </table:table-cell>
          <table:table-cell office:value-type="float" office:value="1046" calcext:value-type="float">
            <text:p>1046</text:p>
          </table:table-cell>
          <table:table-cell office:value-type="float" office:value="1044" calcext:value-type="float">
            <text:p>1044</text:p>
          </table:table-cell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1060" calcext:value-type="float">
            <text:p>1060</text:p>
          </table:table-cell>
          <table:table-cell office:value-type="float" office:value="1075" calcext:value-type="float">
            <text:p>1075</text:p>
          </table:table-cell>
          <table:table-cell office:value-type="float" office:value="1070" calcext:value-type="float">
            <text:p>1070</text:p>
          </table:table-cell>
          <table:table-cell office:value-type="float" office:value="1055" calcext:value-type="float">
            <text:p>1055</text:p>
          </table:table-cell>
          <table:table-cell office:value-type="float" office:value="1061" calcext:value-type="float">
            <text:p>106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C20:.C22])" office:value-type="float" office:value="1062" calcext:value-type="float">
            <text:p>1062.00</text:p>
          </table:table-cell>
          <table:table-cell table:style-name="ce8" table:formula="of:=AVERAGE([.D20:.D22])" office:value-type="float" office:value="1055.33333333333" calcext:value-type="float">
            <text:p>1055.33</text:p>
          </table:table-cell>
          <table:table-cell table:style-name="ce8" table:formula="of:=AVERAGE([.E20:.E22])" office:value-type="float" office:value="1055.66666666667" calcext:value-type="float">
            <text:p>1055.67</text:p>
          </table:table-cell>
          <table:table-cell table:style-name="ce8" table:formula="of:=AVERAGE([.F20:.F22])" office:value-type="float" office:value="1055.33333333333" calcext:value-type="float">
            <text:p>1055.33</text:p>
          </table:table-cell>
          <table:table-cell table:style-name="ce8" table:formula="of:=AVERAGE([.G20:.G22])" office:value-type="float" office:value="1045.33333333333" calcext:value-type="float">
            <text:p>1045.33</text:p>
          </table:table-cell>
          <table:table-cell table:style-name="ce8" table:formula="of:=AVERAGE([.H20:.H22])" office:value-type="float" office:value="1051.33333333333" calcext:value-type="float">
            <text:p>1051.33</text:p>
          </table:table-cell>
          <table:table-cell table:style-name="ce8" table:formula="of:=AVERAGE([.C23:.H23])" office:value-type="float" office:value="1054.16666666667" calcext:value-type="float">
            <text:p>1054.17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L20:.L22])" office:value-type="float" office:value="1072" calcext:value-type="float">
            <text:p>1072.00</text:p>
          </table:table-cell>
          <table:table-cell table:style-name="ce8" table:formula="of:=AVERAGE([.M20:.M22])" office:value-type="float" office:value="1073" calcext:value-type="float">
            <text:p>1073.00</text:p>
          </table:table-cell>
          <table:table-cell table:style-name="ce8" table:formula="of:=AVERAGE([.N20:.N22])" office:value-type="float" office:value="1067.66666666667" calcext:value-type="float">
            <text:p>1067.67</text:p>
          </table:table-cell>
          <table:table-cell table:style-name="ce8" table:formula="of:=AVERAGE([.O20:.O22])" office:value-type="float" office:value="1057.33333333333" calcext:value-type="float">
            <text:p>1057.33</text:p>
          </table:table-cell>
          <table:table-cell table:style-name="ce8" table:formula="of:=AVERAGE([.P20:.P22])" office:value-type="float" office:value="1061" calcext:value-type="float">
            <text:p>1061.00</text:p>
          </table:table-cell>
          <table:table-cell table:style-name="ce8" table:formula="of:=AVERAGE([.Q20:.Q22])" office:value-type="float" office:value="1060" calcext:value-type="float">
            <text:p>1060.00</text:p>
          </table:table-cell>
          <table:table-cell table:style-name="ce8" table:formula="of:=AVERAGE([.L23:.Q23])" office:value-type="float" office:value="1065.16666666667" calcext:value-type="float">
            <text:p>1065.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eps p. rot</text:p>
          </table:table-cell>
          <table:table-cell table:style-name="ce9" office:value-type="float" office:value="933" calcext:value-type="float">
            <text:p>933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911" calcext:value-type="float">
            <text:p>911</text:p>
          </table:table-cell>
          <table:table-cell table:style-name="ce9" office:value-type="float" office:value="928" calcext:value-type="float">
            <text:p>928</text:p>
          </table:table-cell>
          <table:table-cell table:number-columns-repeated="2" table:style-name="ce9" office:value-type="float" office:value="931" calcext:value-type="float">
            <text:p>931</text:p>
          </table:table-cell>
          <table:table-cell table:style-name="ce2"/>
          <table:table-cell/>
          <table:table-cell table:style-name="ce2" office:value-type="string" calcext:value-type="string">
            <text:p>steps p. rot</text:p>
          </table:table-cell>
          <table:table-cell office:value-type="float" office:value="958" calcext:value-type="float">
            <text:p>958</text:p>
          </table:table-cell>
          <table:table-cell office:value-type="float" office:value="946" calcext:value-type="float">
            <text:p>946</text:p>
          </table:table-cell>
          <table:table-cell office:value-type="float" office:value="954" calcext:value-type="float">
            <text:p>954</text:p>
          </table:table-cell>
          <table:table-cell office:value-type="float" office:value="950" calcext:value-type="float">
            <text:p>950</text:p>
          </table:table-cell>
          <table:table-cell office:value-type="float" office:value="955" calcext:value-type="float">
            <text:p>955</text:p>
          </table:table-cell>
          <table:table-cell office:value-type="float" office:value="923" calcext:value-type="float">
            <text:p>923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4" office:value-type="float" office:value="12800" calcext:value-type="float">
            <text:p>12800</text:p>
          </table:table-cell>
          <table:table-cell office:value-type="float" office:value="941" calcext:value-type="float">
            <text:p>941</text:p>
          </table:table-cell>
          <table:table-cell office:value-type="float" office:value="933" calcext:value-type="float">
            <text:p>933</text:p>
          </table:table-cell>
          <table:table-cell office:value-type="float" office:value="936" calcext:value-type="float">
            <text:p>936</text:p>
          </table:table-cell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style-name="ce4" office:value-type="float" office:value="12800" calcext:value-type="float">
            <text:p>12800</text:p>
          </table:table-cell>
          <table:table-cell office:value-type="float" office:value="971" calcext:value-type="float">
            <text:p>971</text:p>
          </table:table-cell>
          <table:table-cell office:value-type="float" office:value="957" calcext:value-type="float">
            <text:p>957</text:p>
          </table:table-cell>
          <table:table-cell table:number-columns-repeated="2" office:value-type="float" office:value="948" calcext:value-type="float">
            <text:p>948</text:p>
          </table:table-cell>
          <table:table-cell office:value-type="float" office:value="937" calcext:value-type="float">
            <text:p>937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940" calcext:value-type="float">
            <text:p>940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 office:value-type="float" office:value="970" calcext:value-type="float">
            <text:p>970</text:p>
          </table:table-cell>
          <table:table-cell office:value-type="float" office:value="957" calcext:value-type="float">
            <text:p>957</text:p>
          </table:table-cell>
          <table:table-cell office:value-type="float" office:value="950" calcext:value-type="float">
            <text:p>950</text:p>
          </table:table-cell>
          <table:table-cell office:value-type="float" office:value="942" calcext:value-type="float">
            <text:p>942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C24:.C26])" office:value-type="float" office:value="927" calcext:value-type="float">
            <text:p>927.00</text:p>
          </table:table-cell>
          <table:table-cell table:style-name="ce8" table:formula="of:=AVERAGE([.D24:.D26])" office:value-type="float" office:value="934.333333333333" calcext:value-type="float">
            <text:p>934.33</text:p>
          </table:table-cell>
          <table:table-cell table:style-name="ce8" table:formula="of:=AVERAGE([.E24:.E26])" office:value-type="float" office:value="925.333333333333" calcext:value-type="float">
            <text:p>925.33</text:p>
          </table:table-cell>
          <table:table-cell table:style-name="ce8" table:formula="of:=AVERAGE([.F24:.F26])" office:value-type="float" office:value="927" calcext:value-type="float">
            <text:p>927.00</text:p>
          </table:table-cell>
          <table:table-cell table:style-name="ce8" table:formula="of:=AVERAGE([.G24:.G26])" office:value-type="float" office:value="932" calcext:value-type="float">
            <text:p>932.00</text:p>
          </table:table-cell>
          <table:table-cell table:style-name="ce8" table:formula="of:=AVERAGE([.H24:.H26])" office:value-type="float" office:value="926" calcext:value-type="float">
            <text:p>926.00</text:p>
          </table:table-cell>
          <table:table-cell table:style-name="ce8" table:formula="of:=AVERAGE([.C27:.H27])" office:value-type="float" office:value="928.611111111111" calcext:value-type="float">
            <text:p>928.61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8" table:formula="of:=AVERAGE([.L24:.L26])" office:value-type="float" office:value="960.666666666667" calcext:value-type="float">
            <text:p>960.67</text:p>
          </table:table-cell>
          <table:table-cell table:style-name="ce8" table:formula="of:=AVERAGE([.M24:.M26])" office:value-type="float" office:value="957.666666666667" calcext:value-type="float">
            <text:p>957.67</text:p>
          </table:table-cell>
          <table:table-cell table:style-name="ce8" table:formula="of:=AVERAGE([.N24:.N26])" office:value-type="float" office:value="953" calcext:value-type="float">
            <text:p>953.00</text:p>
          </table:table-cell>
          <table:table-cell table:style-name="ce8" table:formula="of:=AVERAGE([.O24:.O26])" office:value-type="float" office:value="949.333333333333" calcext:value-type="float">
            <text:p>949.33</text:p>
          </table:table-cell>
          <table:table-cell table:style-name="ce8" table:formula="of:=AVERAGE([.P24:.P26])" office:value-type="float" office:value="944.666666666667" calcext:value-type="float">
            <text:p>944.67</text:p>
          </table:table-cell>
          <table:table-cell table:style-name="ce8" table:formula="of:=AVERAGE([.Q24:.Q26])" office:value-type="float" office:value="919.333333333333" calcext:value-type="float">
            <text:p>919.33</text:p>
          </table:table-cell>
          <table:table-cell table:style-name="ce8" table:formula="of:=AVERAGE([.L27:.Q27])" office:value-type="float" office:value="947.444444444444" calcext:value-type="float">
            <text:p>947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DM332T</text:p>
          </table:table-cell>
          <table:table-cell table:style-name="ce28" office:value-type="float" office:value="400" calcext:value-type="float">
            <text:p>400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3200" calcext:value-type="float">
            <text:p>3200</text:p>
          </table:table-cell>
          <table:table-cell table:style-name="ce32" office:value-type="float" office:value="6400" calcext:value-type="float">
            <text:p>6400</text:p>
          </table:table-cell>
          <table:table-cell table:style-name="ce34" office:value-type="float" office:value="12800" calcext:value-type="float">
            <text:p>12800</text:p>
          </table:table-cell>
          <table:table-cell table:style-name="ce2"/>
          <table:table-cell/>
          <table:table-cell table:style-name="ce21" office:value-type="string" calcext:value-type="string">
            <text:p>DM542T</text:p>
          </table:table-cell>
          <table:table-cell table:style-name="ce28" office:value-type="float" office:value="400" calcext:value-type="float">
            <text:p>400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3200" calcext:value-type="float">
            <text:p>3200</text:p>
          </table:table-cell>
          <table:table-cell table:style-name="ce32" office:value-type="float" office:value="6400" calcext:value-type="float">
            <text:p>6400</text:p>
          </table:table-cell>
          <table:table-cell table:style-name="ce34" office:value-type="float" office:value="12800" calcext:value-type="float">
            <text:p>128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2" office:value-type="float" office:value="10" calcext:value-type="float">
            <text:p>10</text:p>
          </table:table-cell>
          <table:table-cell table:style-name="ce15" table:formula="of:=[.C7]" office:value-type="float" office:value="1240" calcext:value-type="float">
            <text:p>1240.00</text:p>
          </table:table-cell>
          <table:table-cell table:style-name="ce15" table:formula="of:=[.C11]" office:value-type="float" office:value="1163.66666666667" calcext:value-type="float">
            <text:p>1163.67</text:p>
          </table:table-cell>
          <table:table-cell table:style-name="ce15" table:formula="of:=[.C15]" office:value-type="float" office:value="1146" calcext:value-type="float">
            <text:p>1146.00</text:p>
          </table:table-cell>
          <table:table-cell table:style-name="ce15" table:formula="of:=[.C19]" office:value-type="float" office:value="1232" calcext:value-type="float">
            <text:p>1232.00</text:p>
          </table:table-cell>
          <table:table-cell table:style-name="ce15" table:formula="of:=[.C23]" office:value-type="float" office:value="1062" calcext:value-type="float">
            <text:p>1062.00</text:p>
          </table:table-cell>
          <table:table-cell table:style-name="ce35" table:formula="of:=[.C27]" office:value-type="float" office:value="927" calcext:value-type="float">
            <text:p>927.00</text:p>
          </table:table-cell>
          <table:table-cell table:number-columns-repeated="2"/>
          <table:table-cell table:style-name="ce39" office:value-type="float" office:value="10" calcext:value-type="float">
            <text:p>10</text:p>
          </table:table-cell>
          <table:table-cell table:style-name="ce15" table:formula="of:=[.L7]" office:value-type="float" office:value="1320.33333333333" calcext:value-type="float">
            <text:p>1320.33</text:p>
          </table:table-cell>
          <table:table-cell table:style-name="ce15" table:formula="of:=[.L11]" office:value-type="float" office:value="1319.33333333333" calcext:value-type="float">
            <text:p>1319.33</text:p>
          </table:table-cell>
          <table:table-cell table:style-name="ce15" table:formula="of:=[.L15]" office:value-type="float" office:value="1318" calcext:value-type="float">
            <text:p>1318.00</text:p>
          </table:table-cell>
          <table:table-cell table:style-name="ce15" table:formula="of:=[.L19]" office:value-type="float" office:value="1219" calcext:value-type="float">
            <text:p>1219.00</text:p>
          </table:table-cell>
          <table:table-cell table:style-name="ce15" table:formula="of:=[.L23]" office:value-type="float" office:value="1072" calcext:value-type="float">
            <text:p>1072.00</text:p>
          </table:table-cell>
          <table:table-cell table:style-name="ce35" table:formula="of:=[.L27]" office:value-type="float" office:value="960.666666666667" calcext:value-type="float">
            <text:p>960.67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15" table:formula="of:=[.D7]" office:value-type="float" office:value="1237.33333333333" calcext:value-type="float">
            <text:p>1237.33</text:p>
          </table:table-cell>
          <table:table-cell table:style-name="ce15" table:formula="of:=[.D11]" office:value-type="float" office:value="1162.33333333333" calcext:value-type="float">
            <text:p>1162.33</text:p>
          </table:table-cell>
          <table:table-cell table:style-name="ce15" table:formula="of:=[.D15]" office:value-type="float" office:value="1154" calcext:value-type="float">
            <text:p>1154.00</text:p>
          </table:table-cell>
          <table:table-cell table:style-name="ce15" table:formula="of:=[.D19]" office:value-type="float" office:value="1233.66666666667" calcext:value-type="float">
            <text:p>1233.67</text:p>
          </table:table-cell>
          <table:table-cell table:style-name="ce15" table:formula="of:=[.D23]" office:value-type="float" office:value="1055.33333333333" calcext:value-type="float">
            <text:p>1055.33</text:p>
          </table:table-cell>
          <table:table-cell table:style-name="ce35" table:formula="of:=[.D27]" office:value-type="float" office:value="934.333333333333" calcext:value-type="float">
            <text:p>934.33</text:p>
          </table:table-cell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15" table:formula="of:=[.M7]" office:value-type="float" office:value="1323" calcext:value-type="float">
            <text:p>1323.00</text:p>
          </table:table-cell>
          <table:table-cell table:style-name="ce15" table:formula="of:=[.M11]" office:value-type="float" office:value="1324.33333333333" calcext:value-type="float">
            <text:p>1324.33</text:p>
          </table:table-cell>
          <table:table-cell table:style-name="ce15" table:formula="of:=[.M15]" office:value-type="float" office:value="1318.66666666667" calcext:value-type="float">
            <text:p>1318.67</text:p>
          </table:table-cell>
          <table:table-cell table:style-name="ce15" table:formula="of:=[.M19]" office:value-type="float" office:value="1220" calcext:value-type="float">
            <text:p>1220.00</text:p>
          </table:table-cell>
          <table:table-cell table:style-name="ce15" table:formula="of:=[.M23]" office:value-type="float" office:value="1073" calcext:value-type="float">
            <text:p>1073.00</text:p>
          </table:table-cell>
          <table:table-cell table:style-name="ce35" table:formula="of:=[.M27]" office:value-type="float" office:value="957.666666666667" calcext:value-type="float">
            <text:p>957.67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40" calcext:value-type="float">
            <text:p>40</text:p>
          </table:table-cell>
          <table:table-cell table:style-name="ce15" table:formula="of:=[.E7]" office:value-type="float" office:value="1244.66666666667" calcext:value-type="float">
            <text:p>1244.67</text:p>
          </table:table-cell>
          <table:table-cell table:style-name="ce15" table:formula="of:=[.E11]" office:value-type="float" office:value="1163" calcext:value-type="float">
            <text:p>1163.00</text:p>
          </table:table-cell>
          <table:table-cell table:style-name="ce15" table:formula="of:=[.E15]" office:value-type="float" office:value="1159.33333333333" calcext:value-type="float">
            <text:p>1159.33</text:p>
          </table:table-cell>
          <table:table-cell table:style-name="ce15" table:formula="of:=[.E19]" office:value-type="float" office:value="1226" calcext:value-type="float">
            <text:p>1226.00</text:p>
          </table:table-cell>
          <table:table-cell table:style-name="ce15" table:formula="of:=[.E23]" office:value-type="float" office:value="1055.66666666667" calcext:value-type="float">
            <text:p>1055.67</text:p>
          </table:table-cell>
          <table:table-cell table:style-name="ce35" table:formula="of:=[.E27]" office:value-type="float" office:value="925.333333333333" calcext:value-type="float">
            <text:p>925.33</text:p>
          </table:table-cell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style-name="ce15" table:formula="of:=[.N7]" office:value-type="float" office:value="1322" calcext:value-type="float">
            <text:p>1322.00</text:p>
          </table:table-cell>
          <table:table-cell table:style-name="ce15" table:formula="of:=[.N11]" office:value-type="float" office:value="1323.66666666667" calcext:value-type="float">
            <text:p>1323.67</text:p>
          </table:table-cell>
          <table:table-cell table:style-name="ce15" table:formula="of:=[.N15]" office:value-type="float" office:value="1322.66666666667" calcext:value-type="float">
            <text:p>1322.67</text:p>
          </table:table-cell>
          <table:table-cell table:style-name="ce15" table:formula="of:=[.N19]" office:value-type="float" office:value="1219.33333333333" calcext:value-type="float">
            <text:p>1219.33</text:p>
          </table:table-cell>
          <table:table-cell table:style-name="ce15" table:formula="of:=[.N23]" office:value-type="float" office:value="1067.66666666667" calcext:value-type="float">
            <text:p>1067.67</text:p>
          </table:table-cell>
          <table:table-cell table:style-name="ce35" table:formula="of:=[.N27]" office:value-type="float" office:value="953" calcext:value-type="float">
            <text:p>953.0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60" calcext:value-type="float">
            <text:p>60</text:p>
          </table:table-cell>
          <table:table-cell table:style-name="ce15" table:formula="of:=[.F7]" office:value-type="float" office:value="1241" calcext:value-type="float">
            <text:p>1241.00</text:p>
          </table:table-cell>
          <table:table-cell table:style-name="ce15" table:formula="of:=[.F11]" office:value-type="float" office:value="1163" calcext:value-type="float">
            <text:p>1163.00</text:p>
          </table:table-cell>
          <table:table-cell table:style-name="ce15" table:formula="of:=[.F15]" office:value-type="float" office:value="1155.33333333333" calcext:value-type="float">
            <text:p>1155.33</text:p>
          </table:table-cell>
          <table:table-cell table:style-name="ce15" table:formula="of:=[.F19]" office:value-type="float" office:value="1221.66666666667" calcext:value-type="float">
            <text:p>1221.67</text:p>
          </table:table-cell>
          <table:table-cell table:style-name="ce15" table:formula="of:=[.F23]" office:value-type="float" office:value="1055.33333333333" calcext:value-type="float">
            <text:p>1055.33</text:p>
          </table:table-cell>
          <table:table-cell table:style-name="ce35" table:formula="of:=[.F27]" office:value-type="float" office:value="927" calcext:value-type="float">
            <text:p>927.00</text:p>
          </table:table-cell>
          <table:table-cell table:number-columns-repeated="2"/>
          <table:table-cell table:style-name="ce39" office:value-type="float" office:value="60" calcext:value-type="float">
            <text:p>60</text:p>
          </table:table-cell>
          <table:table-cell table:style-name="ce15" table:formula="of:=[.O7]" office:value-type="float" office:value="1324.33333333333" calcext:value-type="float">
            <text:p>1324.33</text:p>
          </table:table-cell>
          <table:table-cell table:style-name="ce15" table:formula="of:=[.O11]" office:value-type="float" office:value="1323.66666666667" calcext:value-type="float">
            <text:p>1323.67</text:p>
          </table:table-cell>
          <table:table-cell table:style-name="ce15" table:formula="of:=[.O15]" office:value-type="float" office:value="1323.33333333333" calcext:value-type="float">
            <text:p>1323.33</text:p>
          </table:table-cell>
          <table:table-cell table:style-name="ce15" table:formula="of:=[.O19]" office:value-type="float" office:value="1219" calcext:value-type="float">
            <text:p>1219.00</text:p>
          </table:table-cell>
          <table:table-cell table:style-name="ce15" table:formula="of:=[.O23]" office:value-type="float" office:value="1057.33333333333" calcext:value-type="float">
            <text:p>1057.33</text:p>
          </table:table-cell>
          <table:table-cell table:style-name="ce35" table:formula="of:=[.O27]" office:value-type="float" office:value="949.333333333333" calcext:value-type="float">
            <text:p>949.33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80" calcext:value-type="float">
            <text:p>80</text:p>
          </table:table-cell>
          <table:table-cell table:style-name="ce15" table:formula="of:=[.G7]" office:value-type="float" office:value="1242.66666666667" calcext:value-type="float">
            <text:p>1242.67</text:p>
          </table:table-cell>
          <table:table-cell table:style-name="ce15" table:formula="of:=[.G11]" office:value-type="float" office:value="1159" calcext:value-type="float">
            <text:p>1159.00</text:p>
          </table:table-cell>
          <table:table-cell table:style-name="ce15" table:formula="of:=[.G15]" office:value-type="float" office:value="1144" calcext:value-type="float">
            <text:p>1144.00</text:p>
          </table:table-cell>
          <table:table-cell table:style-name="ce15" table:formula="of:=[.G19]" office:value-type="float" office:value="1223.33333333333" calcext:value-type="float">
            <text:p>1223.33</text:p>
          </table:table-cell>
          <table:table-cell table:style-name="ce15" table:formula="of:=[.G23]" office:value-type="float" office:value="1045.33333333333" calcext:value-type="float">
            <text:p>1045.33</text:p>
          </table:table-cell>
          <table:table-cell table:style-name="ce35" table:formula="of:=[.G27]" office:value-type="float" office:value="932" calcext:value-type="float">
            <text:p>932.00</text:p>
          </table:table-cell>
          <table:table-cell table:number-columns-repeated="2"/>
          <table:table-cell table:style-name="ce39" office:value-type="float" office:value="80" calcext:value-type="float">
            <text:p>80</text:p>
          </table:table-cell>
          <table:table-cell table:style-name="ce15" table:formula="of:=[.P7]" office:value-type="float" office:value="1325" calcext:value-type="float">
            <text:p>1325.00</text:p>
          </table:table-cell>
          <table:table-cell table:style-name="ce15" table:formula="of:=[.O11]" office:value-type="float" office:value="1323.66666666667" calcext:value-type="float">
            <text:p>1323.67</text:p>
          </table:table-cell>
          <table:table-cell table:style-name="ce15" table:formula="of:=[.P15]" office:value-type="float" office:value="1324.33333333333" calcext:value-type="float">
            <text:p>1324.33</text:p>
          </table:table-cell>
          <table:table-cell table:style-name="ce15" table:formula="of:=[.P19]" office:value-type="float" office:value="1204.66666666667" calcext:value-type="float">
            <text:p>1204.67</text:p>
          </table:table-cell>
          <table:table-cell table:style-name="ce15" table:formula="of:=[.P23]" office:value-type="float" office:value="1061" calcext:value-type="float">
            <text:p>1061.00</text:p>
          </table:table-cell>
          <table:table-cell table:style-name="ce35" table:formula="of:=[.P27]" office:value-type="float" office:value="944.666666666667" calcext:value-type="float">
            <text:p>944.67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float" office:value="100" calcext:value-type="float">
            <text:p>100</text:p>
          </table:table-cell>
          <table:table-cell table:style-name="ce30" table:formula="of:=[.H7]" office:value-type="float" office:value="1240.66666666667" calcext:value-type="float">
            <text:p>1240.67</text:p>
          </table:table-cell>
          <table:table-cell table:style-name="ce30" table:formula="of:=[.H11]" office:value-type="float" office:value="1161" calcext:value-type="float">
            <text:p>1161.00</text:p>
          </table:table-cell>
          <table:table-cell table:style-name="ce30" table:formula="of:=[.H15]" office:value-type="float" office:value="1138.33333333333" calcext:value-type="float">
            <text:p>1138.33</text:p>
          </table:table-cell>
          <table:table-cell table:style-name="ce30" table:formula="of:=[.H19]" office:value-type="float" office:value="1226.66666666667" calcext:value-type="float">
            <text:p>1226.67</text:p>
          </table:table-cell>
          <table:table-cell table:style-name="ce30" table:formula="of:=[.H23]" office:value-type="float" office:value="1051.33333333333" calcext:value-type="float">
            <text:p>1051.33</text:p>
          </table:table-cell>
          <table:table-cell table:style-name="ce36" table:formula="of:=[.H27]" office:value-type="float" office:value="926" calcext:value-type="float">
            <text:p>926.00</text:p>
          </table:table-cell>
          <table:table-cell table:style-name="ce38"/>
          <table:table-cell/>
          <table:table-cell table:style-name="ce40" office:value-type="float" office:value="100" calcext:value-type="float">
            <text:p>100</text:p>
          </table:table-cell>
          <table:table-cell table:style-name="ce30" table:formula="of:=[.Q7]" office:value-type="float" office:value="1326" calcext:value-type="float">
            <text:p>1326.00</text:p>
          </table:table-cell>
          <table:table-cell table:style-name="ce30" table:formula="of:=[.Q11]" office:value-type="float" office:value="1325" calcext:value-type="float">
            <text:p>1325.00</text:p>
          </table:table-cell>
          <table:table-cell table:style-name="ce30" table:formula="of:=[.Q15]" office:value-type="float" office:value="1323.66666666667" calcext:value-type="float">
            <text:p>1323.67</text:p>
          </table:table-cell>
          <table:table-cell table:style-name="ce30" table:formula="of:=[.Q19]" office:value-type="float" office:value="1217" calcext:value-type="float">
            <text:p>1217.00</text:p>
          </table:table-cell>
          <table:table-cell table:style-name="ce30" table:formula="of:=[.Q23]" office:value-type="float" office:value="1060" calcext:value-type="float">
            <text:p>1060.00</text:p>
          </table:table-cell>
          <table:table-cell table:style-name="ce36" table:formula="of:=[.Q27]" office:value-type="float" office:value="919.333333333333" calcext:value-type="float">
            <text:p>919.33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<text:s text:c="7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9:28:25.959330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5:11:11.628498405</meta:creation-date>
    <dc:date>2022-03-11T09:43:47.039778783</dc:date>
    <meta:editing-duration>PT1H16M56S</meta:editing-duration>
    <meta:editing-cycles>3</meta:editing-cycles>
    <meta:generator>LibreOffice/6.4.7.2$Linux_X86_64 LibreOffice_project/40$Build-2</meta:generator>
    <meta:document-statistic meta:table-count="1" meta:cell-count="4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9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3cm" svg:y="0.316cm" chart:style-name="ch2">
          <text:p>Force vs. Rotation speed</text:p>
        </chart:title>
        <chart:subtitle svg:x="7.189cm" svg:y="1.275cm" chart:style-name="ch3">
          <text:p>DM332T</text:p>
        </chart:subtitle>
        <chart:legend chart:legend-position="end" svg:x="13.73cm" svg:y="2.956cm" style:legend-expansion="high" chart:style-name="ch4"/>
        <chart:plot-area chart:style-name="ch5" table:cell-range-address="Sheet1.C3:Sheet1.H3 Sheet1.B5:Sheet1.B5 Sheet1.C7:Sheet1.H7 Sheet1.B9:Sheet1.B9 Sheet1.C11:Sheet1.H11 Sheet1.B13:Sheet1.B13 Sheet1.C15:Sheet1.H15 Sheet1.B17:Sheet1.B17 Sheet1.C19:Sheet1.H19 Sheet1.B21:Sheet1.B21 Sheet1.C23:Sheet1.H23 Sheet1.B25:Sheet1.B25 Sheet1.C27:Sheet1.H27" chart:data-source-has-labels="both" svg:x="1.331cm" svg:y="2.138cm" svg:width="12.079cm" svg:height="5.701cm">
          <chartooo:coordinate-region svg:x="2.799cm" svg:y="2.337cm" svg:width="10.331cm" svg:height="4.855cm"/>
          <chart:axis chart:dimension="x" chart:name="primary-x" chart:style-name="ch6" chartooo:axis-type="auto">
            <chartooo:date-scale/>
            <chart:title svg:x="5.884cm" svg:y="8.019cm" chart:style-name="ch7">
              <text:p>rotations per minute</text:p>
            </chart:title>
            <chart:categories table:cell-range-address="Sheet1.C3:Sheet1.H3"/>
          </chart:axis>
          <chart:axis chart:dimension="y" chart:name="primary-y" chart:style-name="ch8">
            <chart:title svg:x="0.451cm" svg:y="6.064cm" chart:style-name="ch9">
              <text:p>force in grams</text:p>
            </chart:title>
            <chart:grid chart:style-name="ch10" chart:class="major"/>
          </chart:axis>
          <chart:series chart:style-name="ch11" chart:values-cell-range-address="Sheet1.C7:Sheet1.H7" chart:label-cell-address="Sheet1.B5:Sheet1.B5" chart:class="chart:line">
            <chart:data-point chart:repeated="6"/>
          </chart:series>
          <chart:series chart:style-name="ch12" chart:values-cell-range-address="Sheet1.C11:Sheet1.H11" chart:label-cell-address="Sheet1.B9:Sheet1.B9" chart:class="chart:line">
            <chart:data-point chart:repeated="6"/>
          </chart:series>
          <chart:series chart:style-name="ch13" chart:values-cell-range-address="Sheet1.C15:Sheet1.H15" chart:label-cell-address="Sheet1.B13:Sheet1.B13" chart:class="chart:line">
            <chart:data-point chart:repeated="6"/>
          </chart:series>
          <chart:series chart:style-name="ch14" chart:values-cell-range-address="Sheet1.C19:Sheet1.H19" chart:label-cell-address="Sheet1.B17:Sheet1.B17" chart:class="chart:line">
            <chart:data-point chart:repeated="6"/>
          </chart:series>
          <chart:series chart:style-name="ch15" chart:values-cell-range-address="Sheet1.C23:Sheet1.H23" chart:label-cell-address="Sheet1.B21:Sheet1.B21" chart:class="chart:line">
            <chart:data-point chart:repeated="6"/>
          </chart:series>
          <chart:series chart:style-name="ch16" chart:values-cell-range-address="Sheet1.C27:Sheet1.H27" chart:label-cell-address="Sheet1.B25:Sheet1.B25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C3:Sheet1.H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Sheet1.B5:Sheet1.B5</svg:desc>
                </draw:g>
              </table:table-cell>
              <table:table-cell office:value-type="float" office:value="1240">
                <text:p>1240</text:p>
                <draw:g>
                  <svg:desc>Sheet1.C7:Sheet1.H7</svg:desc>
                </draw:g>
              </table:table-cell>
              <table:table-cell office:value-type="float" office:value="1237.33333333333">
                <text:p>1237.33333333333</text:p>
              </table:table-cell>
              <table:table-cell office:value-type="float" office:value="1244.66666666667">
                <text:p>1244.66666666667</text:p>
              </table:table-cell>
              <table:table-cell office:value-type="float" office:value="1241">
                <text:p>1241</text:p>
              </table:table-cell>
              <table:table-cell office:value-type="float" office:value="1242.66666666667">
                <text:p>1242.66666666667</text:p>
              </table:table-cell>
              <table:table-cell office:value-type="float" office:value="1240.66666666667">
                <text:p>1240.66666666667</text:p>
              </table:table-cell>
            </table:table-row>
            <table:table-row>
              <table:table-cell office:value-type="string">
                <text:p>800</text:p>
                <draw:g>
                  <svg:desc>Sheet1.B9:Sheet1.B9</svg:desc>
                </draw:g>
              </table:table-cell>
              <table:table-cell office:value-type="float" office:value="1163.66666666667">
                <text:p>1163.66666666667</text:p>
                <draw:g>
                  <svg:desc>Sheet1.C11:Sheet1.H11</svg:desc>
                </draw:g>
              </table:table-cell>
              <table:table-cell office:value-type="float" office:value="1162.33333333333">
                <text:p>1162.33333333333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1159">
                <text:p>115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600</text:p>
                <draw:g>
                  <svg:desc>Sheet1.B13:Sheet1.B13</svg:desc>
                </draw:g>
              </table:table-cell>
              <table:table-cell office:value-type="float" office:value="1146">
                <text:p>1146</text:p>
                <draw:g>
                  <svg:desc>Sheet1.C15:Sheet1.H15</svg:desc>
                </draw:g>
              </table:table-cell>
              <table:table-cell office:value-type="float" office:value="1154">
                <text:p>1154</text:p>
              </table:table-cell>
              <table:table-cell office:value-type="float" office:value="1159.33333333333">
                <text:p>1159.33333333333</text:p>
              </table:table-cell>
              <table:table-cell office:value-type="float" office:value="1155.33333333333">
                <text:p>1155.33333333333</text:p>
              </table:table-cell>
              <table:table-cell office:value-type="float" office:value="1144">
                <text:p>1144</text:p>
              </table:table-cell>
              <table:table-cell office:value-type="float" office:value="1138.33333333333">
                <text:p>1138.33333333333</text:p>
              </table:table-cell>
            </table:table-row>
            <table:table-row>
              <table:table-cell office:value-type="string">
                <text:p>3200</text:p>
                <draw:g>
                  <svg:desc>Sheet1.B17:Sheet1.B17</svg:desc>
                </draw:g>
              </table:table-cell>
              <table:table-cell office:value-type="float" office:value="1232">
                <text:p>1232</text:p>
                <draw:g>
                  <svg:desc>Sheet1.C19:Sheet1.H19</svg:desc>
                </draw:g>
              </table:table-cell>
              <table:table-cell office:value-type="float" office:value="1233.66666666667">
                <text:p>1233.66666666667</text:p>
              </table:table-cell>
              <table:table-cell office:value-type="float" office:value="1226">
                <text:p>1226</text:p>
              </table:table-cell>
              <table:table-cell office:value-type="float" office:value="1221.66666666667">
                <text:p>1221.66666666667</text:p>
              </table:table-cell>
              <table:table-cell office:value-type="float" office:value="1223.33333333333">
                <text:p>1223.33333333333</text:p>
              </table:table-cell>
              <table:table-cell office:value-type="float" office:value="1226.66666666667">
                <text:p>1226.66666666667</text:p>
              </table:table-cell>
            </table:table-row>
            <table:table-row>
              <table:table-cell office:value-type="string">
                <text:p>6400</text:p>
                <draw:g>
                  <svg:desc>Sheet1.B21:Sheet1.B21</svg:desc>
                </draw:g>
              </table:table-cell>
              <table:table-cell office:value-type="float" office:value="1062">
                <text:p>1062</text:p>
                <draw:g>
                  <svg:desc>Sheet1.C23:Sheet1.H23</svg:desc>
                </draw:g>
              </table:table-cell>
              <table:table-cell office:value-type="float" office:value="1055.33333333333">
                <text:p>1055.33333333333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1055.33333333333">
                <text:p>1055.33333333333</text:p>
              </table:table-cell>
              <table:table-cell office:value-type="float" office:value="1045.33333333333">
                <text:p>1045.33333333333</text:p>
              </table:table-cell>
              <table:table-cell office:value-type="float" office:value="1051.33333333333">
                <text:p>1051.33333333333</text:p>
              </table:table-cell>
            </table:table-row>
            <table:table-row>
              <table:table-cell office:value-type="string">
                <text:p>12800</text:p>
                <draw:g>
                  <svg:desc>Sheet1.B25:Sheet1.B25</svg:desc>
                </draw:g>
              </table:table-cell>
              <table:table-cell office:value-type="float" office:value="927">
                <text:p>927</text:p>
                <draw:g>
                  <svg:desc>Sheet1.C27:Sheet1.H27</svg:desc>
                </draw:g>
              </table:table-cell>
              <table:table-cell office:value-type="float" office:value="934.333333333333">
                <text:p>934.333333333333</text:p>
              </table:table-cell>
              <table:table-cell office:value-type="float" office:value="925.333333333333">
                <text:p>925.333333333333</text:p>
              </table:table-cell>
              <table:table-cell office:value-type="float" office:value="927">
                <text:p>927</text:p>
              </table:table-cell>
              <table:table-cell office:value-type="float" office:value="932">
                <text:p>932</text:p>
              </table:table-cell>
              <table:table-cell office:value-type="float" office:value="926">
                <text:p>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9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5.521cm" svg:y="0.316cm" chart:style-name="ch2">
          <text:p>Force vs. Microstepping</text:p>
        </chart:title>
        <chart:subtitle svg:x="7.188cm" svg:y="1.275cm" chart:style-name="ch3">
          <text:p>DM332T</text:p>
        </chart:subtitle>
        <chart:legend chart:legend-position="end" svg:x="14.099cm" svg:y="2.959cm" style:legend-expansion="high" chart:style-name="ch4"/>
        <chart:plot-area chart:style-name="ch5" table:cell-range-address="Sheet1.B29:Sheet1.H35" chart:data-source-has-labels="both" svg:x="1.33cm" svg:y="2.138cm" svg:width="12.45cm" svg:height="5.707cm">
          <chartooo:coordinate-region svg:x="2.798cm" svg:y="2.337cm" svg:width="10.517cm" svg:height="4.861cm"/>
          <chart:axis chart:dimension="x" chart:name="primary-x" chart:style-name="ch6" chartooo:axis-type="auto">
            <chartooo:date-scale/>
            <chart:title svg:x="6.082cm" svg:y="8.025cm" chart:style-name="ch7">
              <text:p>steps per revolution</text:p>
            </chart:title>
            <chart:categories table:cell-range-address="Sheet1.C29:Sheet1.H29"/>
          </chart:axis>
          <chart:axis chart:dimension="y" chart:name="primary-y" chart:style-name="ch8">
            <chart:title svg:x="0.451cm" svg:y="6.067cm" chart:style-name="ch9">
              <text:p>force in grams</text:p>
            </chart:title>
            <chart:grid chart:style-name="ch10" chart:class="major"/>
          </chart:axis>
          <chart:series chart:style-name="ch11" chart:values-cell-range-address="Sheet1.C30:Sheet1.H30" chart:label-cell-address="Sheet1.B30:Sheet1.B30" chart:class="chart:line">
            <chart:data-point chart:repeated="6"/>
          </chart:series>
          <chart:series chart:style-name="ch12" chart:values-cell-range-address="Sheet1.C31:Sheet1.H31" chart:label-cell-address="Sheet1.B31:Sheet1.B31" chart:class="chart:line">
            <chart:data-point chart:repeated="6"/>
          </chart:series>
          <chart:series chart:style-name="ch13" chart:values-cell-range-address="Sheet1.C32:Sheet1.H32" chart:label-cell-address="Sheet1.B32:Sheet1.B32" chart:class="chart:line">
            <chart:data-point chart:repeated="6"/>
          </chart:series>
          <chart:series chart:style-name="ch14" chart:values-cell-range-address="Sheet1.C33:Sheet1.H33" chart:label-cell-address="Sheet1.B33:Sheet1.B33" chart:class="chart:line">
            <chart:data-point chart:repeated="6"/>
          </chart:series>
          <chart:series chart:style-name="ch15" chart:values-cell-range-address="Sheet1.C34:Sheet1.H34" chart:label-cell-address="Sheet1.B34:Sheet1.B34" chart:class="chart:line">
            <chart:data-point chart:repeated="6"/>
          </chart:series>
          <chart:series chart:style-name="ch16" chart:values-cell-range-address="Sheet1.C35:Sheet1.H35" chart:label-cell-address="Sheet1.B35:Sheet1.B35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00">
                <text:p>400</text:p>
                <draw:g>
                  <svg:desc>Sheet1.C29:Sheet1.H29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B30:Sheet1.B30</svg:desc>
                </draw:g>
              </table:table-cell>
              <table:table-cell office:value-type="float" office:value="1240">
                <text:p>1240</text:p>
                <draw:g>
                  <svg:desc>Sheet1.C30:Sheet1.H30</svg:desc>
                </draw:g>
              </table:table-cell>
              <table:table-cell office:value-type="float" office:value="1163.66666666667">
                <text:p>1163.66666666667</text:p>
              </table:table-cell>
              <table:table-cell office:value-type="float" office:value="1146">
                <text:p>1146</text:p>
              </table:table-cell>
              <table:table-cell office:value-type="float" office:value="1232">
                <text:p>1232</text:p>
              </table:table-cell>
              <table:table-cell office:value-type="float" office:value="1062">
                <text:p>106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0</text:p>
                <draw:g>
                  <svg:desc>Sheet1.B31:Sheet1.B31</svg:desc>
                </draw:g>
              </table:table-cell>
              <table:table-cell office:value-type="float" office:value="1237.33333333333">
                <text:p>1237.33333333333</text:p>
                <draw:g>
                  <svg:desc>Sheet1.C31:Sheet1.H31</svg:desc>
                </draw:g>
              </table:table-cell>
              <table:table-cell office:value-type="float" office:value="1162.33333333333">
                <text:p>1162.33333333333</text:p>
              </table:table-cell>
              <table:table-cell office:value-type="float" office:value="1154">
                <text:p>1154</text:p>
              </table:table-cell>
              <table:table-cell office:value-type="float" office:value="1233.66666666667">
                <text:p>1233.66666666667</text:p>
              </table:table-cell>
              <table:table-cell office:value-type="float" office:value="1055.33333333333">
                <text:p>1055.33333333333</text:p>
              </table:table-cell>
              <table:table-cell office:value-type="float" office:value="934.333333333333">
                <text:p>934.333333333333</text:p>
              </table:table-cell>
            </table:table-row>
            <table:table-row>
              <table:table-cell office:value-type="string">
                <text:p>40</text:p>
                <draw:g>
                  <svg:desc>Sheet1.B32:Sheet1.B32</svg:desc>
                </draw:g>
              </table:table-cell>
              <table:table-cell office:value-type="float" office:value="1244.66666666667">
                <text:p>1244.66666666667</text:p>
                <draw:g>
                  <svg:desc>Sheet1.C32:Sheet1.H32</svg:desc>
                </draw:g>
              </table:table-cell>
              <table:table-cell office:value-type="float" office:value="1163">
                <text:p>1163</text:p>
              </table:table-cell>
              <table:table-cell office:value-type="float" office:value="1159.33333333333">
                <text:p>1159.33333333333</text:p>
              </table:table-cell>
              <table:table-cell office:value-type="float" office:value="1226">
                <text:p>1226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925.333333333333">
                <text:p>925.333333333333</text:p>
              </table:table-cell>
            </table:table-row>
            <table:table-row>
              <table:table-cell office:value-type="string">
                <text:p>60</text:p>
                <draw:g>
                  <svg:desc>Sheet1.B33:Sheet1.B33</svg:desc>
                </draw:g>
              </table:table-cell>
              <table:table-cell office:value-type="float" office:value="1241">
                <text:p>1241</text:p>
                <draw:g>
                  <svg:desc>Sheet1.C33:Sheet1.H33</svg:desc>
                </draw:g>
              </table:table-cell>
              <table:table-cell office:value-type="float" office:value="1163">
                <text:p>1163</text:p>
              </table:table-cell>
              <table:table-cell office:value-type="float" office:value="1155.33333333333">
                <text:p>1155.33333333333</text:p>
              </table:table-cell>
              <table:table-cell office:value-type="float" office:value="1221.66666666667">
                <text:p>1221.66666666667</text:p>
              </table:table-cell>
              <table:table-cell office:value-type="float" office:value="1055.33333333333">
                <text:p>1055.3333333333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80</text:p>
                <draw:g>
                  <svg:desc>Sheet1.B34:Sheet1.B34</svg:desc>
                </draw:g>
              </table:table-cell>
              <table:table-cell office:value-type="float" office:value="1242.66666666667">
                <text:p>1242.66666666667</text:p>
                <draw:g>
                  <svg:desc>Sheet1.C34:Sheet1.H34</svg:desc>
                </draw:g>
              </table:table-cell>
              <table:table-cell office:value-type="float" office:value="1159">
                <text:p>1159</text:p>
              </table:table-cell>
              <table:table-cell office:value-type="float" office:value="1144">
                <text:p>1144</text:p>
              </table:table-cell>
              <table:table-cell office:value-type="float" office:value="1223.33333333333">
                <text:p>1223.33333333333</text:p>
              </table:table-cell>
              <table:table-cell office:value-type="float" office:value="1045.33333333333">
                <text:p>1045.33333333333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00</text:p>
                <draw:g>
                  <svg:desc>Sheet1.B35:Sheet1.B35</svg:desc>
                </draw:g>
              </table:table-cell>
              <table:table-cell office:value-type="float" office:value="1240.66666666667">
                <text:p>1240.66666666667</text:p>
                <draw:g>
                  <svg:desc>Sheet1.C35:Sheet1.H35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138.33333333333">
                <text:p>1138.33333333333</text:p>
              </table:table-cell>
              <table:table-cell office:value-type="float" office:value="1226.66666666667">
                <text:p>1226.66666666667</text:p>
              </table:table-cell>
              <table:table-cell office:value-type="float" office:value="1051.33333333333">
                <text:p>1051.33333333333</text:p>
              </table:table-cell>
              <table:table-cell office:value-type="float" office:value="926">
                <text:p>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9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line" chart:style-name="ch1">
        <chart:title svg:x="5.439cm" svg:y="0.316cm" chart:style-name="ch2">
          <text:p>Force vs. Rotation speed</text:p>
        </chart:title>
        <chart:subtitle svg:x="7.198cm" svg:y="1.275cm" chart:style-name="ch3">
          <text:p>DM542T</text:p>
        </chart:subtitle>
        <chart:legend chart:legend-position="end" svg:x="13.748cm" svg:y="2.972cm" style:legend-expansion="high" chart:style-name="ch4"/>
        <chart:plot-area chart:style-name="ch5" table:cell-range-address="Sheet1.K5:Sheet1.K5 Sheet1.L7:Sheet1.Q7 Sheet1.K9:Sheet1.K9 Sheet1.L11:Sheet1.Q11 Sheet1.K13:Sheet1.K13 Sheet1.L15:Sheet1.Q15 Sheet1.K17:Sheet1.K17 Sheet1.L19:Sheet1.Q19 Sheet1.K21:Sheet1.K21 Sheet1.L23:Sheet1.Q23 Sheet1.K25:Sheet1.K25 Sheet1.L27:Sheet1.Q27" chart:data-source-has-labels="column" svg:x="1.331cm" svg:y="2.138cm" svg:width="12.097cm" svg:height="5.733cm">
          <chartooo:coordinate-region svg:x="2.799cm" svg:y="2.337cm" svg:width="10.535cm" svg:height="4.887cm"/>
          <chart:axis chart:dimension="x" chart:name="primary-x" chart:style-name="ch6">
            <chart:title svg:x="5.893cm" svg:y="8.051cm" chart:style-name="ch7">
              <text:p>rotations per minute</text:p>
            </chart:title>
          </chart:axis>
          <chart:axis chart:dimension="y" chart:name="primary-y" chart:style-name="ch8">
            <chart:title svg:x="0.451cm" svg:y="6.08cm" chart:style-name="ch9">
              <text:p>force in grams</text:p>
            </chart:title>
            <chart:grid chart:style-name="ch10" chart:class="major"/>
          </chart:axis>
          <chart:series chart:style-name="ch11" chart:values-cell-range-address="Sheet1.L7:Sheet1.Q7" chart:label-cell-address="Sheet1.K5:Sheet1.K5" chart:class="chart:line">
            <chart:data-point chart:repeated="6"/>
          </chart:series>
          <chart:series chart:style-name="ch12" chart:values-cell-range-address="Sheet1.L11:Sheet1.Q11" chart:label-cell-address="Sheet1.K9:Sheet1.K9" chart:class="chart:line">
            <chart:data-point chart:repeated="6"/>
          </chart:series>
          <chart:series chart:style-name="ch13" chart:values-cell-range-address="Sheet1.L15:Sheet1.Q15" chart:label-cell-address="Sheet1.K13:Sheet1.K13" chart:class="chart:line">
            <chart:data-point chart:repeated="6"/>
          </chart:series>
          <chart:series chart:style-name="ch14" chart:values-cell-range-address="Sheet1.L19:Sheet1.Q19" chart:label-cell-address="Sheet1.K17:Sheet1.K17" chart:class="chart:line">
            <chart:data-point chart:repeated="6"/>
          </chart:series>
          <chart:series chart:style-name="ch15" chart:values-cell-range-address="Sheet1.L23:Sheet1.Q23" chart:label-cell-address="Sheet1.K21:Sheet1.K21" chart:class="chart:line">
            <chart:data-point chart:repeated="6"/>
          </chart:series>
          <chart:series chart:style-name="ch16" chart:values-cell-range-address="Sheet1.L27:Sheet1.Q27" chart:label-cell-address="Sheet1.K25:Sheet1.K25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Sheet1.K5:Sheet1.K5</svg:desc>
                </draw:g>
              </table:table-cell>
              <table:table-cell office:value-type="float" office:value="1320.33333333333">
                <text:p>1320.33333333333</text:p>
                <draw:g>
                  <svg:desc>Sheet1.L7:Sheet1.Q7</svg:desc>
                </draw:g>
              </table:table-cell>
              <table:table-cell office:value-type="float" office:value="1323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325">
                <text:p>1325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800</text:p>
                <draw:g>
                  <svg:desc>Sheet1.K9:Sheet1.K9</svg:desc>
                </draw:g>
              </table:table-cell>
              <table:table-cell office:value-type="float" office:value="1319.33333333333">
                <text:p>1319.33333333333</text:p>
                <draw:g>
                  <svg:desc>Sheet1.L11:Sheet1.Q11</svg:desc>
                </draw:g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323.66666666667">
                <text:p>1323.66666666667</text:p>
              </table:table-cell>
              <table:table-cell office:value-type="float" office:value="1323.66666666667">
                <text:p>1323.66666666667</text:p>
              </table:table-cell>
              <table:table-cell office:value-type="float" office:value="1324">
                <text:p>132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600</text:p>
                <draw:g>
                  <svg:desc>Sheet1.K13:Sheet1.K13</svg:desc>
                </draw:g>
              </table:table-cell>
              <table:table-cell office:value-type="float" office:value="1318">
                <text:p>1318</text:p>
                <draw:g>
                  <svg:desc>Sheet1.L15:Sheet1.Q15</svg:desc>
                </draw:g>
              </table:table-cell>
              <table:table-cell office:value-type="float" office:value="1318.66666666667">
                <text:p>1318.66666666667</text:p>
              </table:table-cell>
              <table:table-cell office:value-type="float" office:value="1322.66666666667">
                <text:p>1322.66666666667</text:p>
              </table:table-cell>
              <table:table-cell office:value-type="float" office:value="1323.33333333333">
                <text:p>1323.33333333333</text:p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323.66666666667">
                <text:p>1323.66666666667</text:p>
              </table:table-cell>
            </table:table-row>
            <table:table-row>
              <table:table-cell office:value-type="string">
                <text:p>3200</text:p>
                <draw:g>
                  <svg:desc>Sheet1.K17:Sheet1.K17</svg:desc>
                </draw:g>
              </table:table-cell>
              <table:table-cell office:value-type="float" office:value="1219">
                <text:p>1219</text:p>
                <draw:g>
                  <svg:desc>Sheet1.L19:Sheet1.Q19</svg:desc>
                </draw:g>
              </table:table-cell>
              <table:table-cell office:value-type="float" office:value="1220">
                <text:p>1220</text:p>
              </table:table-cell>
              <table:table-cell office:value-type="float" office:value="1219.33333333333">
                <text:p>1219.33333333333</text:p>
              </table:table-cell>
              <table:table-cell office:value-type="float" office:value="1219">
                <text:p>1219</text:p>
              </table:table-cell>
              <table:table-cell office:value-type="float" office:value="1204.66666666667">
                <text:p>1204.6666666666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400</text:p>
                <draw:g>
                  <svg:desc>Sheet1.K21:Sheet1.K21</svg:desc>
                </draw:g>
              </table:table-cell>
              <table:table-cell office:value-type="float" office:value="1072">
                <text:p>1072</text:p>
                <draw:g>
                  <svg:desc>Sheet1.L23:Sheet1.Q23</svg:desc>
                </draw:g>
              </table:table-cell>
              <table:table-cell office:value-type="float" office:value="1073">
                <text:p>1073</text:p>
              </table:table-cell>
              <table:table-cell office:value-type="float" office:value="1067.66666666667">
                <text:p>1067.66666666667</text:p>
              </table:table-cell>
              <table:table-cell office:value-type="float" office:value="1057.33333333333">
                <text:p>1057.33333333333</text:p>
              </table:table-cell>
              <table:table-cell office:value-type="float" office:value="1061">
                <text:p>10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2800</text:p>
                <draw:g>
                  <svg:desc>Sheet1.K25:Sheet1.K25</svg:desc>
                </draw:g>
              </table:table-cell>
              <table:table-cell office:value-type="float" office:value="960.666666666667">
                <text:p>960.666666666667</text:p>
                <draw:g>
                  <svg:desc>Sheet1.L27:Sheet1.Q27</svg:desc>
                </draw:g>
              </table:table-cell>
              <table:table-cell office:value-type="float" office:value="957.666666666667">
                <text:p>957.666666666667</text:p>
              </table:table-cell>
              <table:table-cell office:value-type="float" office:value="953">
                <text:p>953</text:p>
              </table:table-cell>
              <table:table-cell office:value-type="float" office:value="949.333333333333">
                <text:p>949.333333333333</text:p>
              </table:table-cell>
              <table:table-cell office:value-type="float" office:value="944.666666666667">
                <text:p>944.666666666667</text:p>
              </table:table-cell>
              <table:table-cell office:value-type="float" office:value="919.333333333333">
                <text:p>919.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9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line" chart:row-mapping="1 2 3 4 5 6" chart:style-name="ch1">
        <chart:title svg:x="5.531cm" svg:y="0.316cm" chart:style-name="ch2">
          <text:p>Force vs. Microstepping</text:p>
        </chart:title>
        <chart:subtitle svg:x="7.198cm" svg:y="1.275cm" chart:style-name="ch3">
          <text:p>DM542T</text:p>
        </chart:subtitle>
        <chart:legend chart:legend-position="end" svg:x="14.119cm" svg:y="2.972cm" style:legend-expansion="high" chart:style-name="ch4"/>
        <chart:plot-area chart:style-name="ch5" table:cell-range-address="Sheet1.AD59:Sheet1.AD59 Sheet1.L29:Sheet1.Q35 Sheet1.K30:Sheet1.K35" chart:data-source-has-labels="both" svg:x="1.331cm" svg:y="2.138cm" svg:width="12.468cm" svg:height="5.733cm">
          <chartooo:coordinate-region svg:x="2.799cm" svg:y="2.337cm" svg:width="10.535cm" svg:height="4.887cm"/>
          <chart:axis chart:dimension="x" chart:name="primary-x" chart:style-name="ch6" chartooo:axis-type="auto">
            <chartooo:date-scale/>
            <chart:title svg:x="6.092cm" svg:y="8.051cm" chart:style-name="ch7">
              <text:p>steps per revolution</text:p>
            </chart:title>
            <chart:categories table:cell-range-address="Sheet1.L29:Sheet1.Q29"/>
          </chart:axis>
          <chart:axis chart:dimension="y" chart:name="primary-y" chart:style-name="ch8">
            <chart:title svg:x="0.451cm" svg:y="6.08cm" chart:style-name="ch9">
              <text:p>force in grams</text:p>
            </chart:title>
            <chart:grid chart:style-name="ch10" chart:class="major"/>
          </chart:axis>
          <chart:series chart:style-name="ch11" chart:values-cell-range-address="Sheet1.L30:Sheet1.Q30" chart:label-cell-address="Sheet1.K30:Sheet1.K30" chart:class="chart:line">
            <chart:data-point chart:repeated="6"/>
          </chart:series>
          <chart:series chart:style-name="ch12" chart:values-cell-range-address="Sheet1.L31:Sheet1.Q31" chart:label-cell-address="Sheet1.K31:Sheet1.K31" chart:class="chart:line">
            <chart:data-point chart:repeated="6"/>
          </chart:series>
          <chart:series chart:style-name="ch13" chart:values-cell-range-address="Sheet1.L32:Sheet1.Q32" chart:label-cell-address="Sheet1.K32:Sheet1.K32" chart:class="chart:line">
            <chart:data-point chart:repeated="6"/>
          </chart:series>
          <chart:series chart:style-name="ch14" chart:values-cell-range-address="Sheet1.L33:Sheet1.Q33" chart:label-cell-address="Sheet1.K33:Sheet1.K33" chart:class="chart:line">
            <chart:data-point chart:repeated="6"/>
          </chart:series>
          <chart:series chart:style-name="ch15" chart:values-cell-range-address="Sheet1.L34:Sheet1.Q34" chart:label-cell-address="Sheet1.K34:Sheet1.K34" chart:class="chart:line">
            <chart:data-point chart:repeated="6"/>
          </chart:series>
          <chart:series chart:style-name="ch16" chart:values-cell-range-address="Sheet1.L35:Sheet1.Q35" chart:label-cell-address="Sheet1.K35:Sheet1.K35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00">
                <text:p>400</text:p>
                <draw:g>
                  <svg:desc>Sheet1.L29:Sheet1.Q29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K30:Sheet1.K30</svg:desc>
                </draw:g>
              </table:table-cell>
              <table:table-cell office:value-type="float" office:value="1320.33333333333">
                <text:p>1320.33333333333</text:p>
                <draw:g>
                  <svg:desc>Sheet1.L30:Sheet1.Q30</svg:desc>
                </draw:g>
              </table:table-cell>
              <table:table-cell office:value-type="float" office:value="1319.33333333333">
                <text:p>1319.33333333333</text:p>
              </table:table-cell>
              <table:table-cell office:value-type="float" office:value="1318">
                <text:p>1318</text:p>
              </table:table-cell>
              <table:table-cell office:value-type="float" office:value="1219">
                <text:p>1219</text:p>
              </table:table-cell>
              <table:table-cell office:value-type="float" office:value="1072">
                <text:p>1072</text:p>
              </table:table-cell>
              <table:table-cell office:value-type="float" office:value="960.666666666667">
                <text:p>960.666666666667</text:p>
              </table:table-cell>
            </table:table-row>
            <table:table-row>
              <table:table-cell office:value-type="string">
                <text:p>20</text:p>
                <draw:g>
                  <svg:desc>Sheet1.K31:Sheet1.K31</svg:desc>
                </draw:g>
              </table:table-cell>
              <table:table-cell office:value-type="float" office:value="1323">
                <text:p>1323</text:p>
                <draw:g>
                  <svg:desc>Sheet1.L31:Sheet1.Q31</svg:desc>
                </draw:g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318.66666666667">
                <text:p>1318.66666666667</text:p>
              </table:table-cell>
              <table:table-cell office:value-type="float" office:value="1220">
                <text:p>1220</text:p>
              </table:table-cell>
              <table:table-cell office:value-type="float" office:value="1073">
                <text:p>1073</text:p>
              </table:table-cell>
              <table:table-cell office:value-type="float" office:value="957.666666666667">
                <text:p>957.666666666667</text:p>
              </table:table-cell>
            </table:table-row>
            <table:table-row>
              <table:table-cell office:value-type="string">
                <text:p>40</text:p>
                <draw:g>
                  <svg:desc>Sheet1.K32:Sheet1.K32</svg:desc>
                </draw:g>
              </table:table-cell>
              <table:table-cell office:value-type="float" office:value="1322">
                <text:p>1322</text:p>
                <draw:g>
                  <svg:desc>Sheet1.L32:Sheet1.Q32</svg:desc>
                </draw:g>
              </table:table-cell>
              <table:table-cell office:value-type="float" office:value="1323.66666666667">
                <text:p>1323.66666666667</text:p>
              </table:table-cell>
              <table:table-cell office:value-type="float" office:value="1322.66666666667">
                <text:p>1322.66666666667</text:p>
              </table:table-cell>
              <table:table-cell office:value-type="float" office:value="1219.33333333333">
                <text:p>1219.33333333333</text:p>
              </table:table-cell>
              <table:table-cell office:value-type="float" office:value="1067.66666666667">
                <text:p>1067.6666666666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0</text:p>
                <draw:g>
                  <svg:desc>Sheet1.K33:Sheet1.K33</svg:desc>
                </draw:g>
              </table:table-cell>
              <table:table-cell office:value-type="float" office:value="1324.33333333333">
                <text:p>1324.33333333333</text:p>
                <draw:g>
                  <svg:desc>Sheet1.L33:Sheet1.Q33</svg:desc>
                </draw:g>
              </table:table-cell>
              <table:table-cell office:value-type="float" office:value="1323.66666666667">
                <text:p>1323.66666666667</text:p>
              </table:table-cell>
              <table:table-cell office:value-type="float" office:value="1323.33333333333">
                <text:p>1323.33333333333</text:p>
              </table:table-cell>
              <table:table-cell office:value-type="float" office:value="1219">
                <text:p>1219</text:p>
              </table:table-cell>
              <table:table-cell office:value-type="float" office:value="1057.33333333333">
                <text:p>1057.33333333333</text:p>
              </table:table-cell>
              <table:table-cell office:value-type="float" office:value="949.333333333333">
                <text:p>949.333333333333</text:p>
              </table:table-cell>
            </table:table-row>
            <table:table-row>
              <table:table-cell office:value-type="string">
                <text:p>80</text:p>
                <draw:g>
                  <svg:desc>Sheet1.K34:Sheet1.K34</svg:desc>
                </draw:g>
              </table:table-cell>
              <table:table-cell office:value-type="float" office:value="1325">
                <text:p>1325</text:p>
                <draw:g>
                  <svg:desc>Sheet1.L34:Sheet1.Q34</svg:desc>
                </draw:g>
              </table:table-cell>
              <table:table-cell office:value-type="float" office:value="1323.66666666667">
                <text:p>1323.66666666667</text:p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204.66666666667">
                <text:p>1204.66666666667</text:p>
              </table:table-cell>
              <table:table-cell office:value-type="float" office:value="1061">
                <text:p>1061</text:p>
              </table:table-cell>
              <table:table-cell office:value-type="float" office:value="944.666666666667">
                <text:p>944.666666666667</text:p>
              </table:table-cell>
            </table:table-row>
            <table:table-row>
              <table:table-cell office:value-type="string">
                <text:p>100</text:p>
                <draw:g>
                  <svg:desc>Sheet1.K35:Sheet1.K35</svg:desc>
                </draw:g>
              </table:table-cell>
              <table:table-cell office:value-type="float" office:value="1326">
                <text:p>1326</text:p>
                <draw:g>
                  <svg:desc>Sheet1.L35:Sheet1.Q35</svg:desc>
                </draw:g>
              </table:table-cell>
              <table:table-cell office:value-type="float" office:value="1325">
                <text:p>1325</text:p>
              </table:table-cell>
              <table:table-cell office:value-type="float" office:value="1323.66666666667">
                <text:p>1323.66666666667</text:p>
              </table:table-cell>
              <table:table-cell office:value-type="float" office:value="1217">
                <text:p>1217</text:p>
              </table:table-cell>
              <table:table-cell office:value-type="float" office:value="1060">
                <text:p>1060</text:p>
              </table:table-cell>
              <table:table-cell office:value-type="float" office:value="919.333333333333">
                <text:p>91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